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cm" svg:height="3.5cm" svg:x="6cm" svg:y="2.5cm">
          <text:p text:style-name="P1">QOL</text:p>
          <text:p text:style-name="P1"><text:s/>3.4.5.1 </text:p>
        </draw:ellipse>
        <draw:ellipse draw:style-name="gr2" draw:text-style-name="P1" draw:layer="layout" svg:width="5.5cm" svg:height="4.5cm" svg:x="2cm" svg:y="8.5cm">
          <text:p text:style-name="P1"><text:span text:style-name="T1">Voice</text:span> </text:p>
          <text:p text:style-name="P1">3.4.5.2 </text:p>
        </draw:ellipse>
        <draw:line draw:style-name="gr3" draw:text-style-name="P1" draw:layer="layout" svg:x1="5cm" svg:y1="8.5cm" svg:x2="7cm" svg:y2="5.5cm">
          <text:p text:style-name="P1">Q2V</text:p>
          <text:p text:style-name="P1">V2Q</text:p>
        </draw:line>
        <draw:ellipse draw:style-name="gr2" draw:text-style-name="P1" draw:layer="layout" svg:width="5.5cm" svg:height="4.5cm" svg:x="11cm" svg:y="8.5cm">
          <text:p text:style-name="P1">Profile </text:p>
          <text:p text:style-name="P1">3.4.5.4 </text:p>
        </draw:ellipse>
        <draw:line draw:style-name="gr3" draw:text-style-name="P1" draw:layer="layout" svg:x1="11cm" svg:y1="5.5cm" svg:x2="12.5cm" svg:y2="8.5cm">
          <text:p text:style-name="P1">Q2P</text:p>
          <text:p text:style-name="P1">P2Q</text:p>
        </draw:line>
        <draw:ellipse draw:style-name="gr2" draw:text-style-name="P1" draw:layer="layout" svg:width="5.5cm" svg:height="4.5cm" svg:x="6.5cm" svg:y="13.5cm">
          <text:p text:style-name="P1">Scheduling </text:p>
          <text:p text:style-name="P1">3.4.5.3</text:p>
        </draw:ellipse>
        <draw:line draw:style-name="gr3" draw:text-style-name="P1" draw:layer="layout" svg:x1="9cm" svg:y1="6cm" svg:x2="9cm" svg:y2="13.5cm">
          <text:p text:style-name="P1">Q2S</text:p>
          <text:p text:style-name="P1">S2Q</text:p>
        </draw:line>
        <draw:line draw:style-name="gr4" draw:text-style-name="P1" draw:layer="layout" svg:x1="5.9cm" svg:y1="12.8cm" svg:x2="7.4cm" svg:y2="14.3cm">
          <text:p/>
        </draw:line>
        <draw:line draw:style-name="gr3" draw:text-style-name="P1" draw:layer="layout" svg:x1="12.7cm" svg:y1="12.8cm" svg:x2="11.2cm" svg:y2="14.3cm">
          <text:p text:style-name="P1">S2P</text:p>
          <text:p text:style-name="P1">P2S</text:p>
        </draw:line>
        <draw:line draw:style-name="gr3" draw:text-style-name="P1" draw:layer="layout" svg:x1="7.5cm" svg:y1="11.4cm" svg:x2="11cm" svg:y2="11.4cm">
          <text:p text:style-name="P1">V2P</text:p>
          <text:p text:style-name="P1">P2V</text:p>
        </draw:line>
        <draw:rect draw:style-name="gr2" draw:text-style-name="P1" draw:layer="layout" svg:width="3.3cm" svg:height="2cm" svg:x="7.2cm" svg:y="21cm">
          <text:p text:style-name="P1">Brain</text:p>
        </draw:rect>
        <draw:rect draw:style-name="gr2" draw:text-style-name="P1" draw:layer="layout" svg:width="3cm" svg:height="2cm" svg:x="1.5cm" svg:y="14.9cm">
          <text:p text:style-name="P1">Detectors Data</text:p>
        </draw:rect>
        <draw:line draw:style-name="gr3" draw:text-style-name="P1" draw:layer="layout" svg:x1="5.5cm" svg:y1="13cm" svg:x2="7.5cm" svg:y2="21cm">
          <text:p text:style-name="P1">V2B</text:p>
          <text:p text:style-name="P1">B2V</text:p>
        </draw:line>
        <draw:line draw:style-name="gr3" draw:text-style-name="P1" draw:layer="layout" svg:x1="9.1cm" svg:y1="21cm" svg:x2="9.1cm" svg:y2="18cm">
          <text:p text:style-name="P1">SC2B</text:p>
          <text:p text:style-name="P1">B2SC</text:p>
        </draw:line>
        <draw:line draw:style-name="gr3" draw:text-style-name="P1" draw:layer="layout" svg:x1="10cm" svg:y1="21cm" svg:x2="14cm" svg:y2="13cm">
          <text:p text:style-name="P1">B2P</text:p>
          <text:p text:style-name="P1">P2B</text:p>
        </draw:line>
        <draw:line draw:style-name="gr3" draw:text-style-name="P1" draw:layer="layout" svg:x1="3cm" svg:y1="15cm" svg:x2="3cm" svg:y2="12.5cm">
          <text:p text:style-name="P1">V2D</text:p>
          <text:p text:style-name="P1">D2V</text:p>
        </draw:line>
        <draw:line draw:style-name="gr3" draw:text-style-name="P1" draw:layer="layout" svg:x1="4.5cm" svg:y1="15cm" svg:x2="6.5cm" svg:y2="15.5cm">
          <text:p text:style-name="P1">D2S</text:p>
          <text:p text:style-name="P1">S2D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28T16:21:14.92</meta:creation-date>
    <dc:date>2011-11-30T20:35:00.30</dc:date>
    <dc:creator>Andrew Poirier</dc:creator>
    <meta:editing-duration>PT53M19S</meta:editing-duration>
    <meta:editing-cycles>10</meta:editing-cycles>
    <meta:generator>OpenOffice.org/3.3$Win32 OpenOffice.org_project/330m20$Build-9567</meta:generator>
    <meta:document-statistic meta:object-count="17"/>
  </office:meta>
</office:document-meta>
</file>